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entury Gothic" svg:font-family="'Century Gothic'"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F" svg:font-family="" style:font-family-generic="system" style:font-pitch="variable"/>
    <style:font-face style:name="Calibri1" svg:font-family="Calibri" style:font-family-generic="system" style:font-pitch="variable"/>
    <style:font-face style:name="DejaVu Sans1" svg:font-family="'DejaVu 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style:page-number="auto"/>
    </style:style>
    <style:style style:name="P2" style:family="paragraph" style:parent-style-name="No_20_Spacing">
      <style:text-properties fo:color="#00b050"/>
    </style:style>
    <style:style style:name="P3" style:family="paragraph" style:parent-style-name="No_20_Spacing">
      <style:text-properties fo:color="#00b050" style:font-name="Century Gothic"/>
    </style:style>
    <style:style style:name="P4" style:family="paragraph" style:parent-style-name="No_20_Spacing">
      <style:text-properties fo:color="#232323" fo:background-color="#ffffff" style:font-name-complex="Calibri1"/>
    </style:style>
    <style:style style:name="P5" style:family="paragraph" style:parent-style-name="No_20_Spacing">
      <style:paragraph-properties fo:padding-left="0.0555in" fo:padding-right="0.0555in" fo:padding-top="0.0138in" fo:padding-bottom="0.0138in" fo:border="0.51pt solid #00000a"/>
    </style:style>
    <style:style style:name="T1" style:family="text">
      <style:text-properties fo:font-weight="bold" style:font-weight-asian="bold" loext:padding="0in" loext:border="0.51pt solid #00000a"/>
    </style:style>
    <style:style style:name="T2" style:family="text">
      <style:text-properties fo:color="#00b050"/>
    </style:style>
    <style:style style:name="T3" style:family="text">
      <style:text-properties fo:color="#00b050" style:font-name-complex="Calibri1"/>
    </style:style>
    <style:style style:name="T4" style:family="text">
      <style:text-properties fo:color="#00b050" style:text-underline-style="solid" style:text-underline-width="auto" style:text-underline-color="font-color"/>
    </style:style>
    <style:style style:name="T5" style:family="text">
      <style:text-properties fo:color="#00b050" fo:background-color="#ffffff" loext:char-shading-value="0" style:font-name-complex="Calibri1"/>
    </style:style>
    <style:style style:name="T6" style:family="text">
      <style:text-properties fo:color="#00b050" officeooo:rsid="001fb11e"/>
    </style:style>
    <style:style style:name="T7" style:family="text">
      <style:text-properties fo:color="#00b050" officeooo:rsid="002154ae"/>
    </style:style>
    <style:style style:name="T8" style:family="text">
      <style:text-properties fo:color="#31849b" style:text-line-through-style="solid" style:text-line-through-type="single"/>
    </style:style>
    <style:style style:name="T9" style:family="text">
      <style:text-properties fo:font-style="italic" style:font-style-asian="italic"/>
    </style:style>
    <style:style style:name="T10" style:family="text">
      <style:text-properties fo:font-style="italic" style:font-style-asian="italic" style:font-name-complex="Calibri1"/>
    </style:style>
    <style:style style:name="T11" style:family="text">
      <style:text-properties fo:font-style="italic" style:text-underline-style="solid" style:text-underline-width="auto" style:text-underline-color="font-color" style:font-style-asian="italic" style:font-name-complex="Calibri1"/>
    </style:style>
    <style:style style:name="T12" style:family="text">
      <style:text-properties fo:color="#0a0a0a" fo:background-color="#ffffff" loext:char-shading-value="0" style:font-name-complex="Calibri1"/>
    </style:style>
    <style:style style:name="T13" style:family="text">
      <style:text-properties fo:color="#0a0a0a" fo:font-weight="bold" fo:background-color="#ffffff" loext:char-shading-value="0" style:font-weight-asian="bold" style:font-name-complex="Calibri1" style:font-weight-complex="bold"/>
    </style:style>
    <style:style style:name="T14" style:family="text">
      <style:text-properties fo:font-size="14pt" fo:font-weight="bold" style:font-size-asian="14pt" style:font-weight-asian="bold"/>
    </style:style>
    <style:style style:name="T15" style:family="text">
      <style:text-properties fo:font-size="14pt" fo:font-weight="bold" style:font-size-asian="14pt" style:font-weight-asian="bold" loext:padding="0in" loext:border="0.51pt solid #00000a"/>
    </style:style>
    <style:style style:name="T16" style:family="text">
      <style:text-properties fo:color="#232323" fo:font-style="italic" fo:background-color="#ffffff" loext:char-shading-value="0" style:font-style-asian="italic" style:font-name-complex="Calibri1"/>
    </style:style>
    <style:style style:name="T17" style:family="text">
      <style:text-properties fo:color="#232323" fo:background-color="#ffffff" loext:char-shading-value="0" style:font-name-complex="Calibri1"/>
    </style:style>
    <style:style style:name="T18" style:family="text">
      <style:text-properties fo:font-variant="small-caps" fo:color="#232323" fo:font-size="9pt" fo:background-color="#ffffff" loext:char-shading-value="0" style:font-size-asian="9pt" style:font-name-complex="Calibri1"/>
    </style:style>
    <style:style style:name="T19" style:family="text">
      <style:text-properties fo:background-color="#ffffff" loext:char-shading-value="0" style:font-name-complex="Calibri1"/>
    </style:style>
    <style:style style:name="T20" style:family="text">
      <style:text-properties fo:color="#ff6600" officeooo:rsid="001fb11e"/>
    </style:style>
    <style:style style:name="T21" style:family="text">
      <style:text-properties fo:color="#ff6600" officeooo:rsid="002154a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bpage changes <text:s/>1/19/2017</text:p>
      <text:p text:style-name="No_20_Spacing"><text:span text:style-name="T1">On the site’s main page</text:span><text:span text:style-name="T2">, can you change the color of the frame around the pictures? </text:span><text:span text:style-name="T20">Done</text:span><text:span text:style-name="T2"> How about gold to match the frame around the next section? </text:span><text:span text:style-name="T20">Done</text:span></text:p>
      <text:p text:style-name="No_20_Spacing"><text:span text:style-name="T2">There are a few new mainPage pictures in the folder. <text:s/>Add them into the collage, or replace random existing ones, depending on what’s easier for you and looks better. </text:span><text:span text:style-name="T21">Done</text:span></text:p>
      <text:p text:style-name="P2"/>
      <text:p text:style-name="P5">Kids – “Places to Go” page</text:p>
      <text:p text:style-name="No_20_Spacing"><text:span text:style-name="T2">Let’s change the pictures. I’m going to highlight the Jurica-Suchy Nature Museum, so use the pictures in the folder to replace what we have. <text:s/>I’ve given you a couple of extra—pick what you think looks best and/or would be most interesting to young people.</text:span></text:p>
      <text:p text:style-name="No_20_Spacing"><text:span text:style-name="T8">Talk to your parents or friends about planning an outing to one of Chicago's fun and inspirational STEM spots. Perhaps your aunt, uncle and cousins would like to go with you.</text:span></text:p>
      <text:p text:style-name="No_20_Spacing"><text:span text:style-name="T8">Check out these websites for days and hours of operation, admission fees, as well as special exhibits and programs.</text:span></text:p>
      <text:p text:style-name="No_20_Spacing"><text:span text:style-name="T2">Change text to: </text:span><text:span text:style-name="T10">Pictures of the </text:span><text:span text:style-name="T11">Jurica-Suchy Nature Museum</text:span><text:span text:style-name="T10"> </text:span><text:span text:style-name="T3">(hyperlink to museum website)</text:span><text:span text:style-name="T10"> in Lisle, at Benedictine University. JSNM is the recipient of the 2016 </text:span><text:span text:style-name="Strong"><text:span text:style-name="T12">Small Institution of the Year</text:span></text:span><text:span text:style-name="apple-converted-space"><text:span text:style-name="T13"> </text:span></text:span><text:span text:style-name="T12">award from the Illinois Association of Museums.</text:span><text:span text:style-name="T9"> Check out their website for info on days and hours of operation, as well as special programs and events, and then plan a visit.</text:span></text:p>
      <text:p text:style-name="No_20_Spacing"/>
      <text:p text:style-name="No_20_Spacing"><text:span text:style-name="T2">Take out the </text:span><text:span text:style-name="T4">Visit their website</text:span><text:span text:style-name="T2"> boxes throughout the page and link website url <text:s/>to the name of the place. <text:s/>Do you think we should leave the “find this cool place” boxes in? <text:s/>They are kind of cool, but are they necessary?</text:span></text:p>
      <text:p text:style-name="P2"/>
      <text:p text:style-name="P5"><text:span text:style-name="T14">STEM Resources for Students</text:span></text:p>
      <text:p text:style-name="No_20_Spacing"><text:span text:style-name="T2">Remove “Visit their website” boxes and hyperlink the name of the resource to the webpage.</text:span></text:p>
      <text:p text:style-name="No_20_Spacing"><text:span text:style-name="T2">Do you think we should alphabetize all</text:span><text:bookmark text:name="_GoBack"/><text:span text:style-name="T2">, or just put newest on top? <text:s/>I suppose whatever we do; we should be consistent throughout the site. </text:span></text:p>
      <text:p text:style-name="P2"/>
      <text:p text:style-name="P2"/>
      <text:p text:style-name="No_20_Spacing"><text:span text:style-name="T2">Add: <text:s/></text:span>physics girl <text:a xlink:type="simple" xlink:href="http://physicsgirl.org/" text:style-name="Internet_20_link" text:visited-style-name="Visited_20_Internet_20_Link">http://physicsgirl.org/</text:a></text:p>
      <text:p text:style-name="No_20_Spacing"><text:span text:style-name="T16">Fun physics videos and more. Subscribe to physic girl’s YouTube channel or follow PG on Facebook.</text:span></text:p>
      <text:p text:style-name="P4"/>
      <text:p text:style-name="No_20_Spacing"><text:span text:style-name="T5">Add: </text:span><text:span text:style-name="T17">STEM</text:span><text:span text:style-name="T18">CAREER</text:span><text:span text:style-name="T17"> </text:span><text:a xlink:type="simple" xlink:href="http://stemcareer.com/students/" text:style-name="Internet_20_link" text:visited-style-name="Visited_20_Internet_20_Link"><text:span text:style-name="T19">http://stemcareer.com/students/</text:span></text:a></text:p>
      <text:p text:style-name="No_20_Spacing"><text:span text:style-name="T10">Love science, technology, engineering and/or math? Check out this site to ponder STEM careers.</text:span></text:p>
      <text:p text:style-name="P2"/>
      <text:p text:style-name="No_20_Spacing"><text:span text:style-name="T2">Add: </text:span>Wonderopolis<text:span text:style-name="T2"> </text:span><text:a xlink:type="simple" xlink:href="http://wonderopolis.org/" text:style-name="Internet_20_link" text:visited-style-name="Visited_20_Internet_20_Link">http://wonderopolis.org/</text:a></text:p>
      <text:p text:style-name="No_20_Spacing"><text:soft-page-break/><text:span text:style-name="T9">What are you wondering about? <text:s/>Ask your own question, or explore others’ wonders.</text:span></text:p>
      <text:p text:style-name="P2"/>
      <text:p text:style-name="P3"/>
      <text:p text:style-name="P5"><text:span text:style-name="T14">NEWS</text:span><text:span text:style-name="T15"> </text:span></text:p>
      <text:p text:style-name="No_20_Spacing"><text:span text:style-name="T2">Take out “download this issue” boxes and link issue to the d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entury Gothic" svg:font-family="'Century Gothic'"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F" svg:font-family="" style:font-family-generic="system" style:font-pitch="variable"/>
    <style:font-face style:name="Calibri1" svg:font-family="Calibri" style:font-family-generic="system" style:font-pitch="variable"/>
    <style:font-face style:name="DejaVu Sans1"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Calibri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usan</meta:initial-creator>
    <meta:editing-cycles>9</meta:editing-cycles>
    <meta:creation-date>2017-01-18T19:45:00</meta:creation-date>
    <dc:date>2017-02-20T13:19:12.410336434</dc:date>
    <meta:editing-duration>PT3H22M6S</meta:editing-duration>
    <meta:generator>LibreOffice/5.2.4.2.0$Linux_X86_64 LibreOffice_project/20m0$Build-2</meta:generator>
    <meta:document-statistic meta:table-count="0" meta:image-count="0" meta:object-count="0" meta:page-count="2" meta:paragraph-count="20" meta:word-count="375" meta:character-count="2232" meta:non-whitespace-character-count="1866"/>
    <meta:user-defined meta:name="AppVersion">14.0000</meta:user-defined>
    <meta:user-defined meta:name="Company">Toshib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